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eeeee" draw:textarea-horizontal-align="justify" draw:textarea-vertical-align="middle" draw:auto-grow-height="false" fo:min-height="1.02cm" fo:min-width="2.421cm"/>
      <style:paragraph-properties style:writing-mode="lr-tb"/>
    </style:style>
    <style:style style:name="gr2" style:family="graphic" style:parent-style-name="standard">
      <style:graphic-properties svg:stroke-color="#000000" draw:fill-color="#eeeeee" draw:textarea-horizontal-align="justify" draw:textarea-vertical-align="middle" draw:auto-grow-height="false" fo:min-height="1.02cm" fo:min-width="1.659cm"/>
      <style:paragraph-properties style:writing-mode="lr-tb"/>
    </style:style>
    <style:style style:name="gr3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eeeeee"/>
      <style:paragraph-properties fo:text-align="center"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solid"/>
      <style:paragraph-properties fo:text-align="en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921cm" svg:height="1.27cm" svg:x="5.699cm" svg:y="2.016cm">
          <text:p text:style-name="P1">ID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" draw:id="id2" draw:layer="layout" svg:width="2.159cm" svg:height="1.27cm" svg:x="9.89cm" svg:y="2.016cm">
          <text:p text:style-name="P1">PU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3" draw:id="id3" draw:layer="layout" svg:width="2.159cm" svg:height="1.27cm" svg:x="9.89cm" svg:y="4.302cm">
          <text:p text:style-name="P1">C_L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8.62cm" svg:y1="2.651cm" svg:x2="9.89cm" svg:y2="2.651cm" draw:start-shape="id1" draw:start-glue-point="1" draw:end-shape="id2" draw:end-glue-point="3" svg:d="M8620 2651h1270" svg:viewBox="0 0 1271 1">
          <text:p/>
        </draw:connector>
        <draw:connector draw:style-name="gr3" draw:text-style-name="P3" draw:layer="layout" draw:type="line" svg:x1="10.969cm" svg:y1="3.286cm" svg:x2="10.969cm" svg:y2="4.302cm" draw:start-shape="id2" draw:start-glue-point="2" draw:end-shape="id3" draw:end-glue-point="0" svg:d="M10969 3286v1016" svg:viewBox="0 0 1 1017">
          <text:p/>
        </draw:connector>
        <draw:custom-shape draw:style-name="gr2" draw:text-style-name="P2" xml:id="id4" draw:id="id4" draw:layer="layout" svg:width="2.159cm" svg:height="1.27cm" svg:x="9.89cm" svg:y="6.588cm">
          <text:p text:style-name="P1">C_M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0.969cm" svg:y1="5.572cm" svg:x2="10.969cm" svg:y2="6.588cm" draw:end-shape="id4" draw:end-glue-point="0" svg:d="M10969 5572v1016" svg:viewBox="0 0 1 1017">
          <text:p/>
        </draw:connector>
        <draw:custom-shape draw:style-name="gr1" draw:text-style-name="P2" xml:id="id5" draw:id="id5" draw:layer="layout" svg:width="2.921cm" svg:height="1.27cm" svg:x="9.509cm" svg:y="8.874cm">
          <text:p text:style-name="P1">C_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0.969cm" svg:y1="7.858cm" svg:x2="10.969cm" svg:y2="8.874cm" draw:end-shape="id5" draw:end-glue-point="0" svg:d="M10969 7858v1016" svg:viewBox="0 0 1 1017">
          <text:p/>
        </draw:connector>
        <draw:custom-shape draw:style-name="gr1" draw:text-style-name="P2" xml:id="id6" draw:id="id6" draw:layer="layout" svg:width="2.921cm" svg:height="1.27cm" svg:x="5.191cm" svg:y="8.874cm">
          <text:p text:style-name="P1">Channel</text:p>
          <text:p text:style-name="P1">Trackin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7" draw:id="id7" draw:layer="layout" svg:width="2.921cm" svg:height="1.27cm" svg:x="13.673cm" svg:y="8.874cm">
          <text:p text:style-name="P1">Data</text:p>
          <text:p text:style-name="P1">Modulation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9.509cm" svg:y1="9.509cm" svg:x2="8.112cm" svg:y2="9.509cm" draw:start-shape="id5" draw:start-glue-point="3" draw:end-shape="id6" draw:end-glue-point="1" svg:d="M9509 9509h-1397" svg:viewBox="0 0 1398 1">
          <text:p/>
        </draw:connector>
        <draw:connector draw:style-name="gr3" draw:text-style-name="P3" draw:layer="layout" draw:type="line" svg:x1="12.43cm" svg:y1="9.509cm" svg:x2="13.673cm" svg:y2="9.509cm" draw:start-shape="id5" draw:end-shape="id7" draw:end-glue-point="3" svg:d="M12430 9509h1243" svg:viewBox="0 0 1244 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2-22T14:35:05.470000000</meta:creation-date>
    <dc:date>2020-02-25T00:52:59.508000000</dc:date>
    <meta:editing-duration>PT3H38M7S</meta:editing-duration>
    <meta:editing-cycles>6</meta:editing-cycles>
    <meta:generator>LibreOffice/6.4.0.3$Windows_X86_64 LibreOffice_project/b0a288ab3d2d4774cb44b62f04d5d28733ac6df8</meta:generator>
    <meta:document-statistic meta:object-count="13"/>
  </office:meta>
</office:document-meta>
</file>